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i Lineari</text:p>
      <text:p text:style-name="P2"><text:tab/>Sistemi di equazioni lineari - richiami teoria</text:p>
      <text:p text:style-name="P2"><text:tab/><text:tab/>Condizione per l'esistenza della soluzione (Teorema di Rouche-Capelli)</text:p>
      <text:p text:style-name="P2"><text:tab/>Condizionamento di un sistema lineare</text:p>
      <text:p text:style-name="P2"><text:tab/><text:tab/>Perturbazione sul termine noto</text:p>
      <text:p text:style-name="P2"><text:tab/><text:tab/>Perturbazione matrice dei coefficienti e termine noto</text:p>
      <text:p text:style-name="P2"><text:tab/><text:tab/>Matrice di scaling</text:p>
      <text:p text:style-name="P2"><text:tab/>Risoluzione sistemi lineari con matrici "semplici"</text:p>
      <text:p text:style-name="P2"><text:tab/><text:tab/>A diagonale</text:p>
      <text:p text:style-name="P2"><text:tab/><text:tab/>A ortogonale</text:p>
      <text:p text:style-name="P2"><text:tab/><text:tab/>A triangolare (superiore/inferiore)</text:p>
      <text:p text:style-name="P2"><text:tab/><text:tab/>A tridiagonale</text:p>
      <text:p text:style-name="P2"><text:tab/><text:tab/>A matrice a blocchi</text:p>
      <text:p text:style-name="P2"><text:tab/><text:tab/><text:tab/>A diagonale a blocchi</text:p>
      <text:p text:style-name="P2"><text:tab/><text:tab/><text:tab/>A triangolare a blocchi</text:p>
      <text:p text:style-name="P2">Fattorizzazione LR</text:p>
      <text:p text:style-name="P2"><text:tab/>Trasformazione elemeteare di Gauss</text:p>
      <text:p text:style-name="P2"><text:tab/>Metodo di eliminazione di Gauss</text:p>
      <text:p text:style-name="P2"><text:tab/>Costo computazionale</text:p>
      <text:p text:style-name="P2"><text:tab/>Applicazione della fattorizzazione LR ai sistemi lineari</text:p>
      <text:p text:style-name="P2"><text:tab/><text:tab/>Algoritmo</text:p>
      <text:p text:style-name="P2"><text:tab/>Metodo di Gauss con pivoting</text:p>
      <text:p text:style-name="P2"><text:tab/><text:tab/>Pivoting parziale</text:p>
      <text:p text:style-name="P2"><text:tab/><text:tab/>Pivoting totale</text:p>
      <text:p text:style-name="P2"><text:tab/><text:tab/>Fill-in</text:p>
      <text:p text:style-name="P2"><text:tab/><text:tab/>Pivoting con matrice di scaling</text:p>
      <text:p text:style-name="P2"><text:tab/>Matrici sparse</text:p>
      <text:p text:style-name="P2"><text:tab/>Pseudo-codifica dell'algoritmo di Gauss con pivoting</text:p>
      <text:p text:style-name="P2"><text:tab/>Fattorizzazione LR per matrici tridiagonali</text:p>
      <text:p text:style-name="P2"><text:tab/>Metodo LR di pavimentazione</text:p>
      <text:p text:style-name="P2"><text:tab/>Fattorizzazione LL<text:span text:style-name="T5">T</text:span> di Choleski</text:p>
      <text:p text:style-name="P2"/>
      <text:p text:style-name="P2">Fattorizzazione QR</text:p>
      <text:p text:style-name="P2"><text:tab/>Trasformazione elementare di Householder</text:p>
      <text:p text:style-name="P2"><text:tab/>Lemma di Householder</text:p>
      <text:p text:style-name="P2"><text:tab/>Calcolo di U<text:span text:style-name="T6">a</text:span>, <text:span text:style-name="T7">con </text:span><text:span text:style-name="T6">a</text:span><text:span text:style-name="T7"> vettore assegnato</text:span></text:p>
      <text:p text:style-name="P3"><text:tab/>Teorema (esistenza e unicità della fattorizzazione QR)</text:p>
      <text:p text:style-name="P3"><text:tab/>Triangolarizzazione di A con trasformazioni di Householder</text:p>
      <text:p text:style-name="P3"><text:tab/>Applicazione alla risoluzione di sistemi lineari</text:p>
      <text:p text:style-name="P3"><text:tab/>Complessità computazionale</text:p>
      <text:p text:style-name="P3"><text:tab/>Pseudo-codifica dell'algoritmo QR</text:p>
      <text:p text:style-name="P3"/>
      <text:p text:style-name="P3">Analisi all'indietro dell'errore</text:p>
      <text:p text:style-name="P3"><text:tab/>Definizione</text:p>
      <text:p text:style-name="P3"><text:tab/>Analisi all'indietro dell'errore per il metodo di sostituzione per sistemi triangolari</text:p>
      <text:p text:style-name="P3"><text:tab/>Analisi all'indietro dell'errore per la fattorizzazione LR</text:p>
      <text:p text:style-name="P3"><text:tab/>Analisi all'indietro dell'errore per il metodo di Gauss</text:p>
      <text:p text:style-name="P3"><text:tab/>Analisi dell'errore algoritmico per la fattorizzazione QR</text:p>
      <text:p text:style-name="P3"/>
      <text:p text:style-name="P3">Decomposizione HRK<text:span text:style-name="T5">T</text:span></text:p>
      <text:p text:style-name="P4"><text:tab/>Caso determinato m = n</text:p>
      <text:p text:style-name="P4"><text:tab/><text:tab/>A non singolare (k = n)</text:p>
      <text:p text:style-name="P4"><text:tab/><text:tab/>A singolare (k &lt; n)</text:p>
      <text:p text:style-name="P4"><text:tab/>Caso sovradeterminato m &gt; n</text:p>
      <text:p text:style-name="P4"><text:tab/><text:tab/>A di rango massimo (k = n)</text:p>
      <text:p text:style-name="P4"><text:tab/><text:tab/>A non di rango massimo (k &lt; n)</text:p>
      <text:p text:style-name="P4"><text:tab/>Caso sottodeterminato (m &lt; n)</text:p>
      <text:p text:style-name="P4"><text:tab/><text:tab/>A di rango massimo (k = m)</text:p>
      <text:p text:style-name="P4"><text:tab/><text:tab/>A non di rango massimo (k &lt; m)</text:p>
      <text:p text:style-name="P4"/>
      <text:p text:style-name="P4">Decomposizione ai valori singolari</text:p>
      <text:p text:style-name="P4"><text:tab/>Implementazione della decomposizione ai valori singolari</text:p>
      <text:p text:style-name="P4"/>
      <text:p text:style-name="P4">Problema dei minimi quadrati</text:p>
      <text:p text:style-name="P4"><text:tab/>Metodo HRK<text:span text:style-name="T5">T</text:span></text:p>
      <text:p text:style-name="P4"><text:tab/>Metodo U<text:span text:style-name="T8">Σ</text:span>V<text:span text:style-name="T5">T</text:span></text:p>
      <text:p text:style-name="P4">Approssimazione polinomiale</text:p>
      <text:p text:style-name="P4"><text:tab/>Interpolazione</text:p>
      <text:p text:style-name="P4"><text:tab/><text:tab/>Interpolazione polinomiale</text:p>
      <text:p text:style-name="P4"><text:tab/><text:tab/><text:tab/>Base di monomi</text:p>
      <text:p text:style-name="P4"><text:tab/><text:tab/><text:tab/>Base di Lagrange</text:p>
      <text:p text:style-name="P4"><text:tab/><text:tab/><text:tab/><text:tab/>Algoritmo</text:p>
      <text:p text:style-name="P4"><text:tab/><text:tab/>Interpolazione polinomiale con dati sulle derivate</text:p>
      <text:p text:style-name="P4"><text:tab/><text:tab/><text:tab/>Base di Hermite</text:p>
      <text:p text:style-name="P4"><text:tab/><text:tab/>Interpolante di Hermite-Birkhoff</text:p>
      <text:p text:style-name="P4"><text:tab/><text:tab/>Errore di iterpolazione</text:p>
      <text:p text:style-name="P4"><text:tab/><text:tab/><text:tab/>Dimostrazione</text:p>
      <text:p text:style-name="P4"><text:tab/><text:tab/>Convergenza del polinomio di interpolazione</text:p>
      <text:p text:style-name="P4"><text:tab/><text:tab/><text:tab/>Norma di funzione (nel discreto/nel continuo)</text:p>
      <text:p text:style-name="P4"><text:tab/><text:tab/><text:tab/>Teorema (Weierstrass)</text:p>
      <text:p text:style-name="P4"><text:tab/><text:tab/><text:tab/>Fenomeno di Runge</text:p>
      <text:p text:style-name="P4"><text:tab/><text:tab/><text:tab/>Teorema (Bernstein)</text:p>
      <text:p text:style-name="P4"><text:tab/><text:tab/><text:tab/>Teorema (Hermite-Fejer)</text:p>
      <text:p text:style-name="P4"><text:tab/><text:tab/><text:tab/>Considerazione</text:p>
      <text:p text:style-name="P4"><text:tab/><text:tab/>Polinomi di Chebychev</text:p>
      <text:p text:style-name="P4"><text:tab/><text:tab/><text:tab/>Formula esplicita</text:p>
      <text:p text:style-name="P4"><text:tab/><text:tab/><text:tab/>Formula ricorrente</text:p>
      <text:p text:style-name="P4"><text:tab/><text:tab/><text:tab/>Cambiamento di intervallo</text:p>
      <text:p text:style-name="P4"><text:tab/>Approssimazione di dati</text:p>
      <text:p text:style-name="P4"><text:tab/><text:tab/>Funzioni elementari di maggior uso</text:p>
      <text:p text:style-name="P4"><text:tab/><text:tab/>(Descrizione del problema)</text:p>
      <text:p text:style-name="P4"><text:tab/><text:tab/>(Soluzione mediante forma quadratica)</text:p>
      <text:p text:style-name="P4"><text:tab/><text:tab/>Polinomi ortogonali nel discreto</text:p>
      <text:p text:style-name="P4"><text:tab/><text:tab/>Caso n = 1</text:p>
      <text:p text:style-name="P4"/>
      <text:p text:style-name="P4">Funzioni Spline</text:p>
      <text:p text:style-name="P4"><text:tab/>Definizione</text:p>
      <text:p text:style-name="P4"><text:tab/>Spline periodica di grado n</text:p>
      <text:p text:style-name="P4"><text:tab/>Spline naturale di grado n</text:p>
      <text:p text:style-name="P4"><text:tab/>Spline di interpolazione lineare</text:p>
      <text:p text:style-name="P4"><text:tab/>Spline di interpolazione cubica</text:p>
      <text:p text:style-name="P4"><text:tab/><text:tab/>Spline cubica vincolata</text:p>
      <text:p text:style-name="P4"><text:tab/><text:tab/>Spline cubica periodica</text:p>
      <text:p text:style-name="P4"><text:tab/><text:tab/>Spline cubica naturale</text:p>
      <text:p text:style-name="P4"><text:tab/><text:tab/>Relazione integrale della spline cubica</text:p>
      <text:p text:style-name="P4"><text:tab/><text:tab/>Convergenza della funzione spline</text:p>
      <text:p text:style-name="P4"><text:tab/>B-spline</text:p>
      <text:p text:style-name="P4"><text:tab/><text:tab/>(Definizione)</text:p>
      <text:p text:style-name="P4"><text:tab/><text:tab/>Formula ricorsiva per le B-spline</text:p>
      <text:p text:style-name="P4"><text:tab/><text:tab/>Codice BSFN</text:p>
      <text:p text:style-name="P4"><text:tab/><text:tab/><text:tab/>Contenuto delle variabili</text:p>
      <text:p text:style-name="P4"><text:tab/><text:tab/><text:tab/>Analisi codice BSFN</text:p>
      <text:p text:style-name="P4"><text:tab/><text:tab/>Rappresentazione di funzioni spline mediante B-spline</text:p>
      <text:p text:style-name="P4"><text:tab/><text:tab/><text:tab/>Approssimazione polinomiale a tratti</text:p>
      <text:p text:style-name="P4"><text:tab/><text:tab/><text:tab/><text:tab/>Teorema di Schoenberg-Whitney</text:p>
      <text:p text:style-name="P4"/>
      <text:p text:style-name="P4">Procedimenti iterativi</text:p>
      <text:p text:style-name="P4"><text:tab/>Convergenza di successioni di vettori e matrici</text:p>
      <text:p text:style-name="P4"><text:tab/>Metodi iterativi per sistemi lineari</text:p>
      <text:p text:style-name="P4"><text:tab/><text:tab/>Teorema (con dimostrazione)</text:p>
      <text:p text:style-name="P4"><text:tab/><text:tab/>Condizione sufficiente per la convergenza (conseguenza del Teorema di Hirsch)</text:p>
      <text:p text:style-name="P4"><text:tab/><text:tab/>Osservazione</text:p>
      <text:p text:style-name="P4"><text:tab/><text:tab/>Metodi di Jacobi e Gauss-Seidel</text:p>
      <text:p text:style-name="P4"><text:tab/><text:tab/><text:tab/>Metodo di Jacobi</text:p>
      <text:p text:style-name="P4"><text:tab/><text:tab/><text:tab/>Metodo di Gauss-Seidel</text:p>
      <text:p text:style-name="P4"><text:tab/><text:tab/><text:tab/>Considerazioni geometriche</text:p>
      <text:p text:style-name="P4"><text:tab/><text:tab/><text:tab/>Lemma di Householder-John</text:p>
      <text:p text:style-name="P4"><text:tab/><text:tab/>Richiami sui grafi</text:p>
      <text:p text:style-name="P4"><text:tab/><text:tab/>Criterio di arresto</text:p>
      <text:p text:style-name="P4"/>
      <text:p text:style-name="P4"/>
      <text:p text:style-name="P4"/>
      <text:p text:style-name="P4"><text:tab/>Equazioni non lineari</text:p>
      <text:p text:style-name="P4"><text:tab/><text:tab/>Formulazione del problema</text:p>
      <text:p text:style-name="P4"><text:tab/><text:tab/>Condizionamento del problema</text:p>
      <text:p text:style-name="P4"><text:tab/><text:tab/>Metodo di bisezione</text:p>
      <text:p text:style-name="P4"><text:tab/><text:tab/>Calcolo del punto fisso</text:p>
      <text:p text:style-name="P4"><text:tab/><text:tab/><text:tab/>Condizioni di esistenza di almeno un punto fisso</text:p>
      <text:p text:style-name="P4"><text:tab/><text:tab/><text:tab/>Condizioni di unicità del punto fisso</text:p>
      <text:p text:style-name="P4"><text:tab/><text:tab/><text:tab/>Metodo delle approssimazioni successive</text:p>
      <text:p text:style-name="P4"><text:tab/><text:tab/><text:tab/><text:tab/>Teorema di convergenza globale</text:p>
      <text:p text:style-name="P4"><text:tab/><text:tab/><text:tab/><text:tab/>Teorema di convergenza locale</text:p>
      <text:p text:style-name="P4"><text:tab/><text:tab/><text:tab/><text:tab/>Dimostrazione di entrambi</text:p>
      <text:p text:style-name="P4"><text:tab/><text:tab/><text:tab/><text:tab/>Analisi dell'errore</text:p>
      <text:p text:style-name="P4"><text:tab/><text:tab/>Velocità di convergenza di una successione</text:p>
      <text:p text:style-name="P4"><text:tab/><text:tab/><text:tab/>Ordine di convergenza</text:p>
      <text:p text:style-name="P4"><text:tab/><text:tab/><text:tab/>Risultato per la convergenza lineare (caso globale e locale)</text:p>
      <text:p text:style-name="P4"><text:tab/><text:tab/><text:tab/>Risultato per la convergenza quadratica (caso globale e locale)</text:p>
      <text:p text:style-name="P4"><text:tab/><text:tab/>Metodo di Newton</text:p>
      <text:p text:style-name="P4"><text:tab/><text:tab/>Convergenza globale del metodo di Newton</text:p>
      <text:p text:style-name="P4"><text:tab/><text:tab/>Metodo tipo-Newton</text:p>
      <text:p text:style-name="P4"><text:tab/><text:tab/>Metodi quando le derivate non sono calcolabili</text:p>
      <text:p text:style-name="P4"><text:tab/><text:tab/><text:tab/>Metodo di Newton alle differenze finite</text:p>
      <text:p text:style-name="P4"><text:tab/><text:tab/><text:tab/>Metodo delle secanti</text:p>
      <text:p text:style-name="P4"><text:tab/><text:tab/>Criterio di arresto</text:p>
      <text:p text:style-name="P4"/>
      <text:p text:style-name="P4">Calcolo degli autovalori di una matrice</text:p>
      <text:p text:style-name="P4"><text:tab/>Condizionamento (teorema di Bauer-Fike)</text:p>
      <text:p text:style-name="P4"><text:tab/><text:tab/>Corollario</text:p>
      <text:p text:style-name="P4"><text:tab/>Metodo delle potenze (Von Mises) (con dimostrazione)</text:p>
      <text:p text:style-name="P4"><text:tab/><text:tab/>Algoritmo delle potenze</text:p>
      <text:p text:style-name="P4"><text:tab/><text:tab/>Osservazione</text:p>
      <text:p text:style-name="P4"><text:tab/>Metodo delle potenze inverse (Wielandt)</text:p>
      <text:p text:style-name="P4"><text:tab/>Calcolo di un autovalore nota una stima</text:p>
      <text:p text:style-name="P4"><text:tab/>Metodo QR iterativo (Rutishauser, Francis)</text:p>
      <text:p text:style-name="P4"><text:tab/><text:tab/>Teorema</text:p>
      <text:p text:style-name="P4"><text:tab/><text:tab/>Convergenza sotto ipotesi più deboli</text:p>
      <text:p text:style-name="P4"><text:tab/><text:tab/>Implementazione del metodo QR iterativo</text:p>
      <text:p text:style-name="P4"><text:tab/><text:tab/><text:tab/>Preprocesso</text:p>
      <text:p text:style-name="P4"><text:tab/><text:tab/><text:tab/>Criterio di arrest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justify" style:justify-single-word="false" fo:padding="0cm" fo:border-left="none" fo:border-right="none" fo:border-top="0.002cm solid #000000" fo:border-bottom="none" style:shadow="none"/>
    </style:style>
    <style:style style:name="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page-layout style:name="pm1">
      <style:page-layout-properties fo:page-width="21.001cm" fo:page-height="29.7cm" style:num-format="1" style:print-orientation="portrait" fo:margin-top="1.3cm" fo:margin-bottom="1.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a xlink:type="simple" xlink:href="http://www.yfede.it/"><text:span text:style-name="T1">www.yfede.it</text:span></text:a><text:span text:style-name="T2"><text:tab/></text:span><text:span text:style-name="T3">Calcolo Numerico – Albero Argomenti – Ver. 1</text:span><text:span text:style-name="T2"><text:tab/></text:span><text:span text:style-name="T4"><text:page-number text:select-page="current">1</text:page-number></text:span><text:span text:style-name="T4">/</text:span><text:span text:style-name="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0-14T16:48:43</meta:creation-date>
    <dc:date>2007-10-14T16:49:17</dc:date>
    <dc:language>it-IT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60" meta:word-count="644" meta:character-count="4950"/>
  </office:meta>
</office:document-meta>
</file>

<file path=VersionList.xml><?xml version="1.0" encoding="utf-8"?>
<VL:version-list xmlns:dc="http://purl.org/dc/elements/1.1/" xmlns:VL="http://openoffice.org/2001/versions-list">
  <VL:version-entry VL:title="Version2" VL:comment="Aggiunto numero di versione nel piè di pagina e tolto dal nome del file" VL:creator="Federico Marverti" dc:date-time="2007-10-14T16:47:55"/>
</VL:version-list>
</file>